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49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4.5cm" svg:height="17.339cm" svg:x="2cm" svg:y="2.037cm">
          <draw:text-box>
            <text:p>8-上-人教版-unit-1</text:p>
            <text:p/>
            <text:p/>
            <text:p>ancient<text:tab/><text:tab/><text:tab/>anywhere<text:tab/><text:tab/><text:tab/>ready to do sth.<text:tab/><text:tab/><text:tab/>fight</text:p>
            <text:p/>
            <text:p>camp<text:tab/><text:tab/><text:tab/>nothing<text:tab/><text:tab/><text:tab/><text:tab/>somewhere<text:tab/><text:tab/><text:tab/><text:tab/>against</text:p>
            <text:p/>
            <text:p>landscape<text:tab/><text:tab/>scenery<text:tab/><text:tab/><text:tab/><text:tab/>sky<text:tab/><text:tab/><text:tab/><text:tab/><text:tab/><text:tab/>guide</text:p>
            <text:p/>
            <text:p>strange<text:tab/><text:tab/><text:tab/>silk<text:tab/><text:tab/><text:tab/><text:tab/><text:tab/>bored<text:tab/><text:tab/><text:tab/><text:tab/><text:tab/>artwork</text:p>
            <text:p/>
            <text:p>vacation<text:tab/><text:tab/><text:tab/>scarf<text:tab/><text:tab/><text:tab/><text:tab/>stand up<text:tab/><text:tab/><text:tab/><text:tab/><text:tab/>thousands of</text:p>
            <text:p/>
            <text:p>fantastic<text:tab/><text:tab/><text:tab/>nothing but<text:tab/><text:tab/><text:tab/>towards<text:tab/><text:tab/><text:tab/><text:tab/><text:tab/>tear</text:p>
            <text:p/>
            <text:p>town<text:tab/><text:tab/><text:tab/>hotel<text:tab/><text:tab/><text:tab/><text:tab/>rainbow<text:tab/><text:tab/><text:tab/><text:tab/><text:tab/>remind</text:p>
            <text:p/>
            <text:p>breath<text:tab/><text:tab/><text:tab/>comfortable<text:tab/><text:tab/><text:tab/>square<text:tab/><text:tab/><text:tab/><text:tab/><text:tab/>peace</text:p>
            <text:p/>
            <text:p>take sb's breath away<text:tab/><text:tab/><text:tab/><text:tab/><text:tab/>during<text:tab/><text:tab/><text:tab/><text:tab/><text:tab/>easily</text:p>
            <text:p/>
            <text:p>especially<text:tab/><text:tab/>ready<text:tab/><text:tab/><text:tab/><text:tab/>victory<text:tab/><text:tab/><text:tab/><text:tab/><text:tab/>forget</text:p>
            <text:p/>
            <text:p>steamed chicken soup<text:tab/><text:tab/><text:tab/><text:tab/>Russian<text:tab/><text:tab/><text:tab/><text:tab/><text:tab/>noo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4cm" svg:height="17.463cm" svg:x="2cm" svg:y="2.037cm">
          <draw:text-box>
            <text:p>sick<text:tab/><text:tab/><text:tab/><text:tab/><text:tab/>regular<text:tab/><text:tab/><text:tab/><text:tab/><text:tab/>Moscow</text:p>
            <text:p/>
            <text:p>station<text:tab/><text:tab/><text:tab/><text:tab/>countryside<text:tab/><text:tab/><text:tab/><text:tab/>Russia</text:p>
            <text:p/>
            <text:p>palace<text:tab/><text:tab/><text:tab/><text:tab/>turn around<text:tab/><text:tab/><text:tab/><text:tab/>the Victory Museum</text:p>
            <text:p/>
            <text:p>accordion<text:tab/><text:tab/><text:tab/>surprised<text:tab/><text:tab/><text:tab/><text:tab/>Nazi</text:p>
            <text:p/>
            <text:p>get together<text:tab/><text:tab/><text:tab/>deer<text:tab/><text:tab/><text:tab/><text:tab/><text:tab/>World War II</text:p>
            <text:p/>
            <text:p>in the sun<text:tab/><text:tab/><text:tab/>probably<text:tab/><text:tab/><text:tab/><text:tab/><text:tab/>Moscow Metro</text:p>
            <text:p/>
            <text:p>tower<text:tab/><text:tab/><text:tab/><text:tab/>look for<text:tab/><text:tab/><text:tab/><text:tab/><text:tab/>Scotland</text:p>
            <text:p/>
            <text:p>might<text:tab/><text:tab/><text:tab/><text:tab/>Guest-Greeting Pine</text:p>
            <text:p/>
            <text:p>budget<text:tab/><text:tab/><text:tab/><text:tab/>Sea of Clouds</text:p>
            <text:p/>
            <text:p>password<text:tab/><text:tab/><text:tab/>California</text:p>
            <text:p/>
            <text:p>forgetful<text:tab/><text:tab/><text:tab/><text:tab/>Red Square</text:p>
            <text:p/>
            <text:p>faraway<text:tab/><text:tab/><text:tab/><text:tab/>Alexander Ga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layer="layout" svg:width="24.273cm" svg:height="18.051cm" svg:x="1.727cm" svg:y="1.661cm">
          <draw:text-box>
            <text:p>8-上-人教版-unit-2</text:p>
            <text:p/>
            <text:p/>
            <text:p>pack<text:tab/><text:tab/><text:tab/><text:tab/>add<text:tab/><text:tab/><text:tab/><text:tab/><text:tab/>until<text:tab/><text:tab/><text:tab/><text:tab/><text:tab/>journey</text:p>
            <text:p/>
            <text:p>pack up<text:tab/><text:tab/><text:tab/><text:tab/>add sth to sth<text:tab/><text:tab/>be careful with<text:tab/><text:tab/>pull</text:p>
            <text:p/>
            <text:p>bathroom<text:tab/><text:tab/><text:tab/>go shopping<text:tab/><text:tab/><text:tab/>movie<text:tab/><text:tab/><text:tab/><text:tab/>luggage</text:p>
            <text:p/>
            <text:p>sort<text:tab/><text:tab/><text:tab/><text:tab/><text:tab/>biscuit<text:tab/><text:tab/><text:tab/><text:tab/>the movies<text:tab/><text:tab/><text:tab/>ah</text:p>
            <text:p/>
            <text:p>bedroom<text:tab/><text:tab/><text:tab/><text:tab/>borrow<text:tab/><text:tab/><text:tab/><text:tab/>dead<text:tab/><text:tab/><text:tab/><text:tab/>share sth with sb</text:p>
            <text:p/>
            <text:p>balcony<text:tab/><text:tab/><text:tab/><text:tab/>plan<text:tab/><text:tab/><text:tab/><text:tab/><text:tab/>note<text:tab/><text:tab/><text:tab/><text:tab/><text:tab/>mm</text:p>
            <text:p/>
            <text:p>hang up<text:tab/><text:tab/><text:tab/><text:tab/>treasure<text:tab/><text:tab/><text:tab/><text:tab/>take notes<text:tab/><text:tab/><text:tab/>familiar</text:p>
            <text:p/>
            <text:p>invite<text:tab/><text:tab/><text:tab/><text:tab/>hunt<text:tab/><text:tab/><text:tab/><text:tab/><text:tab/>clean up<text:tab/><text:tab/><text:tab/><text:tab/>joke</text:p>
            <text:p/>
            <text:p>living room<text:tab/><text:tab/><text:tab/>treasure hunt<text:tab/><text:tab/><text:tab/>community<text:tab/><text:tab/><text:tab/>several</text:p>
            <text:p/>
            <text:p>arrival<text:tab/><text:tab/><text:tab/><text:tab/>lift<text:tab/><text:tab/><text:tab/><text:tab/><text:tab/>rubbish<text:tab/><text:tab/><text:tab/><text:tab/>nod</text:p>
            <text:p/>
            <text:p>yet<text:tab/><text:tab/><text:tab/><text:tab/><text:tab/>give sb a lift<text:tab/><text:tab/><text:tab/>almost<text:tab/><text:tab/><text:tab/><text:tab/>writer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layer="layout" svg:width="24.022cm" svg:height="17cm" svg:x="1.978cm" svg:y="2cm">
          <draw:text-box>
            <text:p>text<text:tab/><text:tab/><text:tab/><text:tab/><text:tab/>decorate</text:p>
            <text:p/>
            <text:p>describe<text:tab/><text:tab/><text:tab/><text:tab/>cover</text:p>
            <text:p/>
            <text:p>wherever<text:tab/><text:tab/><text:tab/>poster</text:p>
            <text:p/>
            <text:p>matter<text:tab/><text:tab/><text:tab/><text:tab/>scissors</text:p>
            <text:p/>
            <text:p>no matter<text:tab/><text:tab/><text:tab/>glue</text:p>
            <text:p/>
            <text:p>prehaps<text:tab/><text:tab/><text:tab/><text:tab/>paper cutting</text:p>
            <text:p/>
            <text:p>plate</text:p>
            <text:p/>
            <text:p>freshly</text:p>
            <text:p/>
            <text:p>smell</text:p>
            <text:p/>
            <text:p>joy</text:p>
            <text:p/>
            <text:p>apartment</text:p>
            <text:p/>
            <text:p>block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layer="layout" svg:width="24cm" svg:height="17.339cm" svg:x="2cm" svg:y="1.984cm">
          <draw:text-box>
            <text:p>8-上-人教版-unit-3</text:p>
            <text:p/>
            <text:p/>
            <text:p>compare<text:tab/><text:tab/><text:tab/><text:tab/>prize<text:tab/><text:tab/><text:tab/><text:tab/><text:tab/>strength</text:p>
            <text:p/>
            <text:p>shy<text:tab/><text:tab/><text:tab/><text:tab/><text:tab/>attend<text:tab/><text:tab/><text:tab/><text:tab/><text:tab/>fact</text:p>
            <text:p/>
            <text:p>lazy<text:tab/><text:tab/><text:tab/><text:tab/><text:tab/>as … as<text:tab/><text:tab/><text:tab/><text:tab/><text:tab/>slim</text:p>
            <text:p/>
            <text:p>loud<text:tab/><text:tab/><text:tab/><text:tab/><text:tab/>besides<text:tab/><text:tab/><text:tab/><text:tab/><text:tab/>population</text:p>
            <text:p/>
            <text:p>outgoing<text:tab/><text:tab/><text:tab/><text:tab/>spare<text:tab/><text:tab/><text:tab/><text:tab/><text:tab/>km</text:p>
            <text:p/>
            <text:p>hard-working<text:tab/><text:tab/><text:tab/>spare time<text:tab/><text:tab/><text:tab/><text:tab/>average</text:p>
            <text:p/>
            <text:p>perform<text:tab/><text:tab/><text:tab/><text:tab/>pleasure<text:tab/><text:tab/><text:tab/><text:tab/><text:tab/>rainfall</text:p>
            <text:p/>
            <text:p>solve<text:tab/><text:tab/><text:tab/><text:tab/>have sth in common<text:tab/><text:tab/>per</text:p>
            <text:p/>
            <text:p>flute<text:tab/><text:tab/><text:tab/><text:tab/><text:tab/>appearance<text:tab/><text:tab/><text:tab/><text:tab/>mm</text:p>
            <text:p/>
            <text:p>congratulation<text:tab/><text:tab/>personality<text:tab/><text:tab/><text:tab/><text:tab/>pleasant</text:p>
            <text:p/>
            <text:p>Congratulations<text:tab/><text:tab/>serious<text:tab/><text:tab/><text:tab/><text:tab/><text:tab/>alik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layer="layout" svg:width="24cm" svg:height="17.463cm" svg:x="2cm" svg:y="2.037cm">
          <draw:text-box>
            <text:p>mirror<text:tab/><text:tab/><text:tab/><text:tab/>direct<text:tab/><text:tab/><text:tab/><text:tab/>situation</text:p>
            <text:p/>
            <text:p>interest<text:tab/><text:tab/><text:tab/><text:tab/>similarity<text:tab/><text:tab/><text:tab/><text:tab/>silver lining</text:p>
            <text:p/>
            <text:p>novel<text:tab/><text:tab/><text:tab/><text:tab/>friendship<text:tab/><text:tab/><text:tab/>care about</text:p>
            <text:p/>
            <text:p>difference<text:tab/><text:tab/><text:tab/>metre<text:tab/><text:tab/><text:tab/><text:tab/>reach</text:p>
            <text:p/>
            <text:p>sense<text:tab/><text:tab/><text:tab/><text:tab/>prince<text:tab/><text:tab/><text:tab/><text:tab/>reach for</text:p>
            <text:p/>
            <text:p>humour<text:tab/><text:tab/><text:tab/><text:tab/>character<text:tab/><text:tab/><text:tab/>touch</text:p>
            <text:p/>
            <text:p>thanks to<text:tab/><text:tab/><text:tab/>pauper<text:tab/><text:tab/><text:tab/><text:tab/>lend</text:p>
            <text:p/>
            <text:p>less<text:tab/><text:tab/><text:tab/><text:tab/><text:tab/>exchange<text:tab/><text:tab/><text:tab/>Mark Twain</text:p>
            <text:p/>
            <text:p>straightforward<text:tab/><text:tab/>accident<text:tab/><text:tab/><text:tab/><text:tab/>Chicago</text:p>
            <text:p/>
            <text:p>opinion<text:tab/><text:tab/><text:tab/><text:tab/>by accident</text:p>
            <text:p/>
            <text:p>make a mistake<text:tab/><text:tab/>expect</text:p>
            <text:p/>
            <text:p>honest<text:tab/><text:tab/><text:tab/><text:tab/>silver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layer="layout" svg:width="24cm" svg:height="17.339cm" svg:x="2cm" svg:y="2cm">
          <draw:text-box>
            <text:p>8-上-人教版-unit-4</text:p>
            <text:p/>
            <text:p/>
            <text:p>moss<text:tab/><text:tab/><text:tab/><text:tab/>shoot<text:tab/><text:tab/><text:tab/><text:tab/>weigh<text:tab/><text:tab/><text:tab/><text:tab/>disappointed</text:p>
            <text:p/>
            <text:p>redwood<text:tab/><text:tab/><text:tab/><text:tab/>appear<text:tab/><text:tab/><text:tab/><text:tab/>kg<text:tab/><text:tab/><text:tab/><text:tab/><text:tab/>connection</text:p>
            <text:p/>
            <text:p>cheetah<text:tab/><text:tab/><text:tab/><text:tab/>feel free to<text:tab/><text:tab/><text:tab/>ginkgo<text:tab/><text:tab/><text:tab/><text:tab/>pollination</text:p>
            <text:p/>
            <text:p>folding<text:tab/><text:tab/><text:tab/><text:tab/>land<text:tab/><text:tab/><text:tab/><text:tab/><text:tab/>province<text:tab/><text:tab/><text:tab/><text:tab/>pollen</text:p>
            <text:p/>
            <text:p>folding fan<text:tab/><text:tab/><text:tab/>African<text:tab/><text:tab/><text:tab/><text:tab/>take a walk<text:tab/><text:tab/><text:tab/>action</text:p>
            <text:p/>
            <text:p>bamboo<text:tab/><text:tab/><text:tab/><text:tab/>rose<text:tab/><text:tab/><text:tab/><text:tab/><text:tab/>connect<text:tab/><text:tab/><text:tab/><text:tab/>in fact</text:p>
            <text:p/>
            <text:p>yeah<text:tab/><text:tab/><text:tab/><text:tab/>peony<text:tab/><text:tab/><text:tab/><text:tab/>connected<text:tab/><text:tab/><text:tab/>percent</text:p>
            <text:p/>
            <text:p>popular<text:tab/><text:tab/><text:tab/><text:tab/>lotus<text:tab/><text:tab/><text:tab/><text:tab/>be connected with/to<text:tab/>for this reason</text:p>
            <text:p/>
            <text:p>goodness<text:tab/><text:tab/><text:tab/>butterfly<text:tab/><text:tab/><text:tab/><text:tab/>without<text:tab/><text:tab/><text:tab/><text:tab/>planet</text:p>
            <text:p/>
            <text:p>tool<text:tab/><text:tab/><text:tab/><text:tab/><text:tab/>wing<text:tab/><text:tab/><text:tab/><text:tab/>imagine<text:tab/><text:tab/><text:tab/><text:tab/>in order to</text:p>
            <text:p/>
            <text:p>actually<text:tab/><text:tab/><text:tab/><text:tab/>frog<text:tab/><text:tab/><text:tab/><text:tab/><text:tab/>honey<text:tab/><text:tab/><text:tab/><text:tab/>stor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7" draw:layer="layout" svg:width="23.973cm" svg:height="17.748cm" svg:x="2.027cm" svg:y="2cm">
          <draw:text-box>
            <text:p>honeycomb<text:tab/><text:tab/><text:tab/><text:tab/>mushroom<text:tab/><text:tab/><text:tab/><text:tab/></text:p>
            <text:p/>
            <text:p>communicate<text:tab/><text:tab/><text:tab/>ton</text:p>
            <text:p/>
            <text:p>play a part in<text:tab/><text:tab/><text:tab/><text:tab/>role</text:p>
            <text:p/>
            <text:p>ecosystem<text:tab/><text:tab/><text:tab/><text:tab/>play a role in</text:p>
            <text:p/>
            <text:p>protect<text:tab/><text:tab/><text:tab/><text:tab/><text:tab/>pea</text:p>
            <text:p/>
            <text:p>importance<text:tab/><text:tab/><text:tab/><text:tab/>climate</text:p>
            <text:p/>
            <text:p>title<text:tab/><text:tab/><text:tab/><text:tab/><text:tab/><text:tab/>ocean</text:p>
            <text:p/>
            <text:p>human<text:tab/><text:tab/><text:tab/><text:tab/><text:tab/>except</text:p>
            <text:p/>
            <text:p>ant<text:tab/><text:tab/><text:tab/><text:tab/><text:tab/><text:tab/>tiny</text:p>
            <text:p/>
            <text:p>be home to <text:tab/><text:tab/><text:tab/><text:tab/>live up to</text:p>
            <text:p/>
            <text:p>happiness<text:tab/><text:tab/><text:tab/><text:tab/>lively</text:p>
            <text:p/>
            <text:p>disappoint<text:tab/><text:tab/><text:tab/><text:tab/>the Arctic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layer="layout" svg:width="25.273cm" svg:height="18.051cm" svg:x="1.727cm" svg:y="1.5cm">
          <draw:text-box>
            <text:p>8-上-人教版-unit-5</text:p>
            <text:p/>
            <text:p/>
            <text:p>pepper<text:tab/><text:tab/><text:tab/><text:tab/>tablespoon<text:tab/><text:tab/><text:tab/><text:tab/>simple<text:tab/><text:tab/><text:tab/><text:tab/>go boating</text:p>
            <text:p/>
            <text:p>cut up<text:tab/><text:tab/><text:tab/><text:tab/>mash<text:tab/><text:tab/><text:tab/><text:tab/><text:tab/>ingredient<text:tab/><text:tab/><text:tab/>memory</text:p>
            <text:p/>
            <text:p>mix<text:tab/><text:tab/><text:tab/><text:tab/><text:tab/>mashed potatoes<text:tab/><text:tab/><text:tab/>instruction<text:tab/><text:tab/><text:tab/>visible</text:p>
            <text:p/>
            <text:p>bake<text:tab/><text:tab/><text:tab/><text:tab/>stir-fry<text:tab/><text:tab/><text:tab/><text:tab/><text:tab/>steamed fish<text:tab/><text:tab/><text:tab/>along with sb/sth</text:p>
            <text:p/>
            <text:p>oven<text:tab/><text:tab/><text:tab/><text:tab/>do with<text:tab/><text:tab/><text:tab/><text:tab/><text:tab/>hot and sour soup<text:tab/>pumpkin</text:p>
            <text:p/>
            <text:p>pour sth into<text:tab/><text:tab/><text:tab/>bowl<text:tab/><text:tab/><text:tab/><text:tab/><text:tab/>mess<text:tab/><text:tab/><text:tab/><text:tab/>pie</text:p>
            <text:p/>
            <text:p>four<text:tab/><text:tab/><text:tab/><text:tab/><text:tab/>heat<text:tab/><text:tab/><text:tab/><text:tab/><text:tab/><text:tab/>pretty<text:tab/><text:tab/><text:tab/><text:tab/>warm up</text:p>
            <text:p/>
            <text:p>boil<text:tab/><text:tab/><text:tab/><text:tab/><text:tab/>oil<text:tab/><text:tab/><text:tab/><text:tab/><text:tab/><text:tab/>Christmas<text:tab/><text:tab/><text:tab/>cinnamon</text:p>
            <text:p/>
            <text:p>butter<text:tab/><text:tab/><text:tab/><text:tab/>pan<text:tab/><text:tab/><text:tab/><text:tab/><text:tab/><text:tab/>pancake<text:tab/><text:tab/><text:tab/><text:tab/>fill … with</text:p>
            <text:p/>
            <text:p>cheese<text:tab/><text:tab/><text:tab/><text:tab/>put sth back<text:tab/><text:tab/><text:tab/><text:tab/>dream<text:tab/><text:tab/><text:tab/><text:tab/>sweetness</text:p>
            <text:p/>
            <text:p>cut sth in/into<text:tab/><text:tab/><text:tab/>mix … with<text:tab/><text:tab/><text:tab/><text:tab/>univer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8" draw:layer="layout" svg:width="24cm" svg:height="16.963cm" svg:x="2cm" svg:y="2.037cm">
          <draw:text-box>
            <text:p>college<text:tab/><text:tab/><text:tab/><text:tab/>item</text:p>
            <text:p/>
            <text:p>host<text:tab/><text:tab/><text:tab/><text:tab/><text:tab/>spaghetti</text:p>
            <text:p/>
            <text:p>hostess<text:tab/><text:tab/><text:tab/><text:tab/>spoon</text:p>
            <text:p/>
            <text:p>recipe<text:tab/><text:tab/><text:tab/><text:tab/>slice</text:p>
            <text:p/>
            <text:p>cream<text:tab/><text:tab/><text:tab/><text:tab/>couple</text:p>
            <text:p/>
            <text:p>crust<text:tab/><text:tab/><text:tab/><text:tab/>island</text:p>
            <text:p/>
            <text:p>mixture<text:tab/><text:tab/><text:tab/><text:tab/>wife</text:p>
            <text:p/>
            <text:p>least<text:tab/><text:tab/><text:tab/><text:tab/>seperate</text:p>
            <text:p/>
            <text:p>at least<text:tab/><text:tab/><text:tab/><text:tab/>born</text:p>
            <text:p/>
            <text:p>secret<text:tab/><text:tab/><text:tab/><text:tab/>one by one</text:p>
            <text:p/>
            <text:p>according<text:tab/><text:tab/><text:tab/>Thanksgiving</text:p>
            <text:p/>
            <text:p>whenever<text:tab/><text:tab/><text:tab/>Guoqiao Rice Noodl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layer="layout" svg:width="25.5cm" svg:height="18.051cm" svg:x="1.5cm" svg:y="1.537cm">
          <draw:text-box>
            <text:p>8-上-人教版-unit-6</text:p>
            <text:p/>
            <text:p/>
            <text:p>yourself<text:tab/><text:tab/><text:tab/><text:tab/>make sure<text:tab/><text:tab/><text:tab/><text:tab/>miss<text:tab/><text:tab/><text:tab/><text:tab/>healthy</text:p>
            <text:p/>
            <text:p>engineer<text:tab/><text:tab/><text:tab/><text:tab/>try one's best<text:tab/><text:tab/><text:tab/><text:tab/>be tired of<text:tab/><text:tab/><text:tab/>take up</text:p>
            <text:p/>
            <text:p>fashion<text:tab/><text:tab/><text:tab/><text:tab/>literature<text:tab/><text:tab/><text:tab/><text:tab/><text:tab/>able<text:tab/><text:tab/><text:tab/><text:tab/><text:tab/>photography</text:p>
            <text:p/>
            <text:p>designer<text:tab/><text:tab/><text:tab/><text:tab/>athlete<text:tab/><text:tab/><text:tab/><text:tab/><text:tab/>stick<text:tab/><text:tab/><text:tab/><text:tab/>self-improvement</text:p>
            <text:p/>
            <text:p>director<text:tab/><text:tab/><text:tab/><text:tab/>photographer<text:tab/><text:tab/><text:tab/>stick to<text:tab/><text:tab/><text:tab/><text:tab/>confident</text:p>
            <text:p/>
            <text:p>musician<text:tab/><text:tab/><text:tab/><text:tab/>painter<text:tab/><text:tab/><text:tab/><text:tab/><text:tab/>resolution<text:tab/><text:tab/><text:tab/>organized</text:p>
            <text:p/>
            <text:p>fireman<text:tab/><text:tab/><text:tab/><text:tab/>businessman<text:tab/><text:tab/><text:tab/><text:tab/>have to do with<text:tab/><text:tab/>wisely</text:p>
            <text:p/>
            <text:p>AI<text:tab/><text:tab/><text:tab/><text:tab/><text:tab/>actress<text:tab/><text:tab/><text:tab/><text:tab/><text:tab/>mini-goal<text:tab/><text:tab/><text:tab/>possible</text:p>
            <text:p/>
            <text:p>essay<text:tab/><text:tab/><text:tab/><text:tab/>lawyer<text:tab/><text:tab/><text:tab/><text:tab/><text:tab/>achieve<text:tab/><text:tab/><text:tab/><text:tab/>paragraph</text:p>
            <text:p/>
            <text:p>classic<text:tab/><text:tab/><text:tab/><text:tab/>law<text:tab/><text:tab/><text:tab/><text:tab/><text:tab/><text:tab/>physical<text:tab/><text:tab/><text:tab/><text:tab/>introduce</text:p>
            <text:p/>
            <text:p>keep on doing<text:tab/><text:tab/>bath<text:tab/><text:tab/><text:tab/><text:tab/><text:tab/><text:tab/>health<text:tab/><text:tab/><text:tab/><text:tab/>mea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9" draw:layer="layout" svg:width="24cm" svg:height="17.5cm" svg:x="2cm" svg:y="2cm">
          <draw:text-box>
            <text:p>fail<text:tab/><text:tab/><text:tab/><text:tab/><text:tab/>last but not least</text:p>
            <text:p/>
            <text:p>ahead</text:p>
            <text:p/>
            <text:p>put out</text:p>
            <text:p/>
            <text:p>design</text:p>
            <text:p/>
            <text:p>bridge</text:p>
            <text:p/>
            <text:p>final</text:p>
            <text:p/>
            <text:p>confidence</text:p>
            <text:p/>
            <text:p>draw to a close</text:p>
            <text:p/>
            <text:p>form</text:p>
            <text:p/>
            <text:p>relationship</text:p>
            <text:p/>
            <text:p>push-up</text:p>
            <text:p/>
            <text:p>energetic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layer="layout" svg:width="25.5cm" svg:height="18.051cm" svg:x="1.5cm" svg:y="2cm">
          <draw:text-box>
            <text:p>8-上-人教版-unit-7</text:p>
            <text:p/>
            <text:p/>
            <text:p>prediction<text:tab/><text:tab/><text:tab/>transport<text:tab/><text:tab/><text:tab/>cancer<text:tab/><text:tab/><text:tab/><text:tab/>disappear</text:p>
            <text:p/>
            <text:p>outer<text:tab/><text:tab/><text:tab/><text:tab/>system<text:tab/><text:tab/><text:tab/><text:tab/>cash<text:tab/><text:tab/><text:tab/><text:tab/>challenging</text:p>
            <text:p/>
            <text:p>outer space<text:tab/><text:tab/><text:tab/>efficient<text:tab/><text:tab/><text:tab/><text:tab/>wallet<text:tab/><text:tab/><text:tab/><text:tab/>pilot</text:p>
            <text:p/>
            <text:p>worse<text:tab/><text:tab/><text:tab/><text:tab/>education<text:tab/><text:tab/><text:tab/>guest<text:tab/><text:tab/><text:tab/><text:tab/>expect</text:p>
            <text:p/>
            <text:p>take over<text:tab/><text:tab/><text:tab/>length<text:tab/><text:tab/><text:tab/><text:tab/>auther<text:tab/><text:tab/><text:tab/><text:tab/>replace</text:p>
            <text:p/>
            <text:p>sci-fi<text:tab/><text:tab/><text:tab/><text:tab/>topic<text:tab/><text:tab/><text:tab/><text:tab/>best-selling<text:tab/><text:tab/><text:tab/>creativity</text:p>
            <text:p/>
            <text:p>ticket<text:tab/><text:tab/><text:tab/><text:tab/>partner<text:tab/><text:tab/><text:tab/><text:tab/>futurist<text:tab/><text:tab/><text:tab/><text:tab/>emotional</text:p>
            <text:p/>
            <text:p>positive<text:tab/><text:tab/><text:tab/><text:tab/>shall<text:tab/><text:tab/><text:tab/><text:tab/>everywhere<text:tab/><text:tab/><text:tab/>intelligence</text:p>
            <text:p/>
            <text:p>traffic<text:tab/><text:tab/><text:tab/><text:tab/>pass<text:tab/><text:tab/><text:tab/><text:tab/>service<text:tab/><text:tab/><text:tab/><text:tab/>emotional intelligency</text:p>
            <text:p/>
            <text:p>technology<text:tab/><text:tab/><text:tab/>winner<text:tab/><text:tab/><text:tab/><text:tab/>disaster<text:tab/><text:tab/><text:tab/><text:tab/>mention</text:p>
            <text:p/>
            <text:p>video<text:tab/><text:tab/><text:tab/><text:tab/>cure<text:tab/><text:tab/><text:tab/><text:tab/><text:tab/>emergency<text:tab/><text:tab/><text:tab/>refrigerato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layer="layout" svg:width="23.369cm" svg:height="17cm" svg:x="2.131cm" svg:y="2.5cm">
          <draw:text-box>
            <text:p>accept<text:tab/><text:tab/><text:tab/><text:tab/>task</text:p>
            <text:p/>
            <text:p>influence<text:tab/><text:tab/><text:tab/>depend</text:p>
            <text:p/>
            <text:p>creative<text:tab/><text:tab/><text:tab/><text:tab/>depend on</text:p>
            <text:p/>
            <text:p>impossible<text:tab/><text:tab/><text:tab/>France</text:p>
            <text:p/>
            <text:p>quality</text:p>
            <text:p/>
            <text:p>develop</text:p>
            <text:p/>
            <text:p>German</text:p>
            <text:p/>
            <text:p>valuable</text:p>
            <text:p/>
            <text:p>challenge</text:p>
            <text:p/>
            <text:p>public</text:p>
            <text:p/>
            <text:p>medical</text:p>
            <text:p/>
            <text:p>industry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9" draw:layer="layout" svg:width="24cm" svg:height="17.5cm" svg:x="2cm" svg:y="1.5cm">
          <draw:text-box>
            <text:p>8-上-人教版-unit-8</text:p>
            <text:p/>
            <text:p/>
            <text:p>communication<text:tab/><text:tab/>speech<text:tab/><text:tab/><text:tab/><text:tab/>line<text:tab/><text:tab/><text:tab/><text:tab/><text:tab/>listener</text:p>
            <text:p/>
            <text:p>face to face<text:tab/><text:tab/><text:tab/>argue<text:tab/><text:tab/><text:tab/><text:tab/>drop sb in line<text:tab/><text:tab/>point</text:p>
            <text:p/>
            <text:p>text message<text:tab/><text:tab/>make up with<text:tab/><text:tab/><text:tab/>detail<text:tab/><text:tab/><text:tab/><text:tab/>surely</text:p>
            <text:p/>
            <text:p>sign<text:tab/><text:tab/><text:tab/><text:tab/><text:tab/>prefer<text:tab/><text:tab/><text:tab/><text:tab/>reunion<text:tab/><text:tab/><text:tab/><text:tab/>continue</text:p>
            <text:p/>
            <text:p>speaker<text:tab/><text:tab/><text:tab/><text:tab/>calm<text:tab/><text:tab/><text:tab/><text:tab/>seriously<text:tab/><text:tab/><text:tab/><text:tab/>impolite</text:p>
            <text:p/>
            <text:p>rehearsal<text:tab/><text:tab/><text:tab/>worry<text:tab/><text:tab/><text:tab/><text:tab/>training<text:tab/><text:tab/><text:tab/><text:tab/>personal</text:p>
            <text:p/>
            <text:p>show sb around<text:tab/><text:tab/>expression<text:tab/><text:tab/><text:tab/>nervous<text:tab/><text:tab/><text:tab/><text:tab/>argue with</text:p>
            <text:p/>
            <text:p>local<text:tab/><text:tab/><text:tab/><text:tab/>chance<text:tab/><text:tab/><text:tab/><text:tab/>stranger<text:tab/><text:tab/><text:tab/><text:tab/>move on to</text:p>
            <text:p/>
            <text:p>face-to-face<text:tab/><text:tab/><text:tab/>meeting<text:tab/><text:tab/><text:tab/><text:tab/>tip<text:tab/><text:tab/><text:tab/><text:tab/><text:tab/>sincere</text:p>
            <text:p/>
            <text:p>professor<text:tab/><text:tab/><text:tab/>difficulty<text:tab/><text:tab/><text:tab/><text:tab/>carefully<text:tab/><text:tab/><text:tab/><text:tab/>find out</text:p>
            <text:p/>
            <text:p>in person<text:tab/><text:tab/><text:tab/>right away<text:tab/><text:tab/><text:tab/>show interest in<text:tab/><text:tab/>pay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" draw:layer="layout" svg:width="24.5cm" svg:height="17cm" svg:x="2cm" svg:y="2.5cm">
          <draw:text-box>
            <text:p>attention<text:tab/><text:tab/><text:tab/><text:tab/><text:tab/>take place<text:tab/><text:tab/><text:tab/><text:tab/>clause</text:p>
            <text:p/>
            <text:p>pay attention to<text:tab/><text:tab/><text:tab/>cost</text:p>
            <text:p/>
            <text:p>be yourself<text:tab/><text:tab/><text:tab/><text:tab/>opportunity</text:p>
            <text:p/>
            <text:p>offer<text:tab/><text:tab/><text:tab/><text:tab/><text:tab/>benefit</text:p>
            <text:p/>
            <text:p>reasonable<text:tab/><text:tab/><text:tab/><text:tab/>benefit … from ...</text:p>
            <text:p/>
            <text:p>social<text:tab/><text:tab/><text:tab/><text:tab/><text:tab/>reply</text:p>
            <text:p/>
            <text:p>medium<text:tab/><text:tab/><text:tab/><text:tab/><text:tab/>honour</text:p>
            <text:p/>
            <text:p>social media<text:tab/><text:tab/><text:tab/><text:tab/>sincerely</text:p>
            <text:p/>
            <text:p>trust<text:tab/><text:tab/><text:tab/><text:tab/><text:tab/><text:tab/>openning</text:p>
            <text:p/>
            <text:p>keep ... away from<text:tab/><text:tab/>closing</text:p>
            <text:p/>
            <text:p>misunderstanding<text:tab/><text:tab/><text:tab/>sentence</text:p>
            <text:p/>
            <text:p>event<text:tab/><text:tab/><text:tab/><text:tab/><text:tab/>dat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M4S</meta:editing-duration>
    <meta:editing-cycles>33</meta:editing-cycles>
    <meta:generator>OpenOffice/4.1.15$Win32 OpenOffice.org_project/4115m2$Build-9813</meta:generator>
    <dc:date>2025-12-04T16:56:21.74</dc:date>
    <dc:creator>Eric Zhang</dc:creator>
    <meta:document-statistic meta:object-count="69"/>
  </office:meta>
</office:document-meta>
</file>